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kumentation: Raspberry Pi USB-Klon &amp; Docker-Backup</text:h>
      <text:h text:style-name="Heading_20_2" text:outline-level="2">1. Systemübersicht</text:h>
      <text:p text:style-name="Text_20_body">Diese Backup-Lösung wurde entwickelt, um eine vollständige, bootfähige Kopie eines Raspberry Pi zu erstellen, der von einer <text:span text:style-name="T1">USB-Platte (sda)</text:span> auf eine <text:span text:style-name="T1">zweite USB-Platte (sdb)</text:span> bootet. Besonderes Augenmerk liegt auf der Datenintegrität von <text:span text:style-name="T1">Docker-Containern</text:span>.</text:p>
      <text:p text:style-name="Horizontal_20_Line"/>
      <text:h text:style-name="Heading_20_2" text:outline-level="2">2. Installation der Abhängigkeiten</text:h>
      <text:p text:style-name="Text_20_body">Bevor das Skript genutzt werden kann, muss das Tool <text:span text:style-name="Source_20_Text">rpi-clone</text:span> installiert werden, welches die Partitionierung und UUID-Verwaltung übernimmt.</text:p>
      <text:p text:style-name="P1">Bash</text:p>
      <text:p text:style-name="Preformatted_20_Text"><text:span text:style-name="Source_20_Text"># rpi-clone von GitHub beziehen</text:span></text:p>
      <text:p text:style-name="Preformatted_20_Text"><text:span text:style-name="Source_20_Text">git clone https://github.com/billw2/rpi-clone.git</text:span></text:p>
      <text:p text:style-name="Preformatted_20_Text"><text:span text:style-name="Source_20_Text">cd rpi-clone</text:span></text:p>
      <text:p text:style-name="Preformatted_20_Text"><text:span text:style-name="Source_20_Text"># Skripte in das System-Verzeichnis kopieren</text:span></text:p>
      <text:p text:style-name="P2"><text:span text:style-name="Source_20_Text">sudo cp rpi-clone rpi-clone-setup /usr/local/sbin</text:span></text:p>
      <text:p text:style-name="Horizontal_20_Line"/>
      <text:h text:style-name="Heading_20_2" text:outline-level="2">3. Das Backup-Skript (<text:span text:style-name="Source_20_Text">/home/pi/clone-pi.sh</text:span>)</text:h>
      <text:p text:style-name="Text_20_body">Erstelle die Datei mit <text:span text:style-name="Source_20_Text">nano /home/pi/clone-pi.sh</text:span>, füge den Code ein und passe die <text:span text:style-name="T1">Konfiguration</text:span> (Webhook &amp; Pfad) an.</text:p>
      <text:p text:style-name="P1">Bash</text:p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KONFIGURATION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SOURCE="sda"</text:span></text:p>
      <text:p text:style-name="Preformatted_20_Text"><text:span text:style-name="Source_20_Text">TARGET="sdb"</text:span></text:p>
      <text:p text:style-name="Preformatted_20_Text"><text:span text:style-name="Source_20_Text">TARGET_PART="sdb2" <text:s text:c="10"/># Hauptpartition der Backup-Platte</text:span></text:p>
      <text:p text:style-name="Preformatted_20_Text"><text:span text:style-name="Source_20_Text">CHECK_PATH="/home/pi/docker" <text:s/># Verzeichnis zur Verifizierung</text:span></text:p>
      <text:p text:style-name="Preformatted_20_Text"><text:span text:style-name="Source_20_Text">LOGFILE="/var/log/pi-clone.log"</text:span></text:p>
      <text:p text:style-name="Preformatted_20_Text"><text:span text:style-name="Source_20_Text">MAX_LOG_LINES=1000</text:span></text:p>
      <text:p text:style-name="Preformatted_20_Text"/>
      <text:p text:style-name="Preformatted_20_Text"><text:span text:style-name="Source_20_Text"># WEBHOOK: Discord oder Slack URL (optional)</text:span></text:p>
      <text:p text:style-name="Preformatted_20_Text"><text:span text:style-name="Source_20_Text">WEBHOOK_URL="DEINE_WEBHOOK_URL_HIER"</text:span></text:p>
      <text:p text:style-name="Preformatted_20_Text"/>
      <text:p text:style-name="Preformatted_20_Text"><text:span text:style-name="Source_20_Text">export RSYNC_OPTIONS="--info=progress2 --human-readable"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FUNKTIONEN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log() { echo "$1" | tee -a "$LOGFILE"; }</text:span></text:p>
      <text:p text:style-name="Preformatted_20_Text"/>
      <text:p text:style-name="Preformatted_20_Text"><text:soft-page-break/><text:span text:style-name="Source_20_Text">send_notification() {</text:span></text:p>
      <text:p text:style-name="Preformatted_20_Text"><text:span text:style-name="Source_20_Text"><text:s text:c="4"/>if [ ! -z "$WEBHOOK_URL" ] &amp;&amp; [[ "$WEBHOOK_URL" == http* ]]; then</text:span></text:p>
      <text:p text:style-name="Preformatted_20_Text"><text:span text:style-name="Source_20_Text"><text:s text:c="8"/>curl -H "Content-Type: application/json" \</text:span></text:p>
      <text:p text:style-name="Preformatted_20_Text"><text:span text:style-name="Source_20_Text"><text:s text:c="13"/>-d "{\"content\": \"$1\"}" \</text:span></text:p>
      <text:p text:style-name="Preformatted_20_Text"><text:span text:style-name="Source_20_Text"><text:s text:c="13"/>"$WEBHOOK_URL" &gt; /dev/null 2&gt;&amp;1</text:span></text:p>
      <text:p text:style-name="Preformatted_20_Text"><text:span text:style-name="Source_20_Text"><text:s text:c="4"/>fi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==========================================</text:span></text:p>
      <text:p text:style-name="Preformatted_20_Text"><text:span text:style-name="Source_20_Text"># ABLAUF</text:span></text:p>
      <text:p text:style-name="Preformatted_20_Text"><text:span text:style-name="Source_20_Text"># ==========================================</text:span></text:p>
      <text:p text:style-name="Preformatted_20_Text"><text:span text:style-name="Source_20_Text">{</text:span></text:p>
      <text:p text:style-name="Preformatted_20_Text"><text:span text:style-name="Source_20_Text">log "=========================================="</text:span></text:p>
      <text:p text:style-name="Preformatted_20_Text"><text:span text:style-name="Source_20_Text">log "BACKUP START: $(date)"</text:span></text:p>
      <text:p text:style-name="Preformatted_20_Text"><text:span text:style-name="Source_20_Text">START_TIME=$(date +%s)</text:span></text:p>
      <text:p text:style-name="Preformatted_20_Text"/>
      <text:p text:style-name="Preformatted_20_Text"><text:span text:style-name="Source_20_Text"># 1. Docker-Sicherheit: Container stoppen</text:span></text:p>
      <text:p text:style-name="Preformatted_20_Text"><text:span text:style-name="Source_20_Text">log "&gt;&gt;&gt; Stoppe alle Docker-Container (Datenkonsistenz)..."</text:span></text:p>
      <text:p text:style-name="Preformatted_20_Text"><text:span text:style-name="Source_20_Text">RUNNING_CONTAINERS=$(docker ps -q)</text:span></text:p>
      <text:p text:style-name="Preformatted_20_Text"><text:span text:style-name="Source_20_Text">if [ ! -z "$RUNNING_CONTAINERS" ]; then</text:span></text:p>
      <text:p text:style-name="Preformatted_20_Text"><text:span text:style-name="Source_20_Text"><text:s text:c="4"/>docker stop $RUNNING_CONTAINERS</text:span></text:p>
      <text:p text:style-name="Preformatted_20_Text"><text:span text:style-name="Source_20_Text"><text:s text:c="4"/>log "OK: Container pausiert.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# 2. Klon-Vorgang</text:span></text:p>
      <text:p text:style-name="Preformatted_20_Text"><text:span text:style-name="Source_20_Text">log "&gt;&gt;&gt; Starte rpi-clone von $SOURCE nach $TARGET..."</text:span></text:p>
      <text:p text:style-name="Preformatted_20_Text"><text:span text:style-name="Source_20_Text">sudo -E rpi-clone $TARGET -f -u -v</text:span></text:p>
      <text:p text:style-name="Preformatted_20_Text"/>
      <text:p text:style-name="Preformatted_20_Text"><text:span text:style-name="Source_20_Text"># 3. Docker-Neustart</text:span></text:p>
      <text:p text:style-name="Preformatted_20_Text"><text:span text:style-name="Source_20_Text">if [ ! -z "$RUNNING_CONTAINERS" ]; then</text:span></text:p>
      <text:p text:style-name="Preformatted_20_Text"><text:span text:style-name="Source_20_Text"><text:s text:c="4"/>log "&gt;&gt;&gt; Starte Container neu..."</text:span></text:p>
      <text:p text:style-name="Preformatted_20_Text"><text:span text:style-name="Source_20_Text"><text:s text:c="4"/>docker start $RUNNING_CONTAINERS</text:span></text:p>
      <text:p text:style-name="Preformatted_20_Text"><text:span text:style-name="Source_20_Text"><text:s text:c="4"/>log "OK: Docker-Umgebung aktiv.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# 4. Automatischer Integritäts-Check</text:span></text:p>
      <text:p text:style-name="Preformatted_20_Text"><text:span text:style-name="Source_20_Text">log "&gt;&gt;&gt; Verifiziere Backup-Daten..."</text:span></text:p>
      <text:p text:style-name="Preformatted_20_Text"><text:span text:style-name="Source_20_Text">MOUNT_POINT="/mnt/backup_verify"</text:span></text:p>
      <text:p text:style-name="Preformatted_20_Text"><text:span text:style-name="Source_20_Text">sudo mkdir -p $MOUNT_POINT</text:span></text:p>
      <text:p text:style-name="Preformatted_20_Text"/>
      <text:p text:style-name="Preformatted_20_Text"><text:span text:style-name="Source_20_Text">if sudo mount /dev/$TARGET_PART $MOUNT_POINT; then</text:span></text:p>
      <text:p text:style-name="Preformatted_20_Text"><text:span text:style-name="Source_20_Text"><text:s text:c="4"/>if [ -d "$MOUNT_POINT$CHECK_PATH" ]; then</text:span></text:p>
      <text:p text:style-name="Preformatted_20_Text"><text:span text:style-name="Source_20_Text"><text:s text:c="8"/>log "VERIFIKATION ERFOLGREICH: $CHECK_PATH gefunden."</text:span></text:p>
      <text:p text:style-name="Preformatted_20_Text"><text:span text:style-name="Source_20_Text"><text:s text:c="4"/>else</text:span></text:p>
      <text:p text:style-name="Preformatted_20_Text"><text:span text:style-name="Source_20_Text"><text:s text:c="8"/>MSG="⚠️ WARNUNG: Pfad $CHECK_PATH fehlt auf Backup!"</text:span></text:p>
      <text:p text:style-name="Preformatted_20_Text"><text:span text:style-name="Source_20_Text"><text:s text:c="8"/>log "$MSG"</text:span></text:p>
      <text:p text:style-name="Preformatted_20_Text"><text:span text:style-name="Source_20_Text"><text:s text:c="8"/>send_notification "🚨 **Pi-Backup Warnung:** $MSG"</text:span></text:p>
      <text:p text:style-name="Preformatted_20_Text"><text:span text:style-name="Source_20_Text"><text:s text:c="4"/>fi</text:span></text:p>
      <text:p text:style-name="Preformatted_20_Text"><text:span text:style-name="Source_20_Text"><text:s text:c="4"/>sudo umount $MOUNT_POINT</text:span></text:p>
      <text:p text:style-name="Preformatted_20_Text"><text:span text:style-name="Source_20_Text">else</text:span></text:p>
      <text:p text:style-name="Preformatted_20_Text"><text:span text:style-name="Source_20_Text"><text:s text:c="4"/>MSG="❌ FEHLER: Backup-Platte konnte nicht gemountet werden!"</text:span></text:p>
      <text:p text:style-name="Preformatted_20_Text"><text:span text:style-name="Source_20_Text"><text:s text:c="4"/>log "$MSG"</text:span></text:p>
      <text:p text:style-name="Preformatted_20_Text"><text:span text:style-name="Source_20_Text"><text:s text:c="4"/>send_notification "🚨 **Pi-Backup FEHLER:** $MSG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END_TIME=$(date +%s)</text:span></text:p>
      <text:p text:style-name="Preformatted_20_Text"><text:span text:style-name="Source_20_Text">log "Dauer: $(( (END_TIME - START_TIME) / 60 )) Min."</text:span></text:p>
      <text:p text:style-name="Preformatted_20_Text"><text:span text:style-name="Source_20_Text">log "=========================================="</text:span></text:p>
      <text:p text:style-name="Preformatted_20_Text"><text:span text:style-name="Source_20_Text">} | tee -a $LOGFILE</text:span></text:p>
      <text:p text:style-name="Preformatted_20_Text"/>
      <text:p text:style-name="Preformatted_20_Text"><text:span text:style-name="Source_20_Text"># Log-Rotation</text:span></text:p>
      <text:p text:style-name="P2"><text:span text:style-name="Source_20_Text">tail -n $MAX_LOG_LINES "$LOGFILE" &gt; "$LOGFILE.tmp" &amp;&amp; mv "$LOGFILE.tmp" "$LOGFILE"</text:span></text:p>
      <text:p text:style-name="Horizontal_20_Line"><text:soft-page-break/></text:p>
      <text:h text:style-name="Heading_20_2" text:outline-level="2">4. Einrichtung &amp; Automatisierung</text:h>
      <text:h text:style-name="Heading_20_3" text:outline-level="3">Skript ausführbar machen</text:h>
      <text:p text:style-name="P1">Bash</text:p>
      <text:p text:style-name="P2"><text:span text:style-name="Source_20_Text">sudo chmod +x /home/pi/clone-pi.sh</text:span></text:p>
      <text:h text:style-name="Heading_20_3" text:outline-level="3">Automatischer Zeitplan (Cronjob)</text:h>
      <text:p text:style-name="Text_20_body">Um das Backup jeden Sonntag um 03:00 Uhr nachts vollautomatisch durchzuführen:</text:p>
      <text:list text:style-name="L1">
        <text:list-item>
          <text:p text:style-name="P3">Öffne die Crontab: <text:span text:style-name="Source_20_Text">sudo crontab -e</text:span></text:p>
        </text:list-item>
        <text:list-item>
          <text:p text:style-name="P3">Füge ganz unten diese Zeile hinzu: <text:span text:style-name="Source_20_Text">00 03 * * 0 /home/pi/clone-pi.sh</text:span></text:p>
        </text:list-item>
      </text:list>
      <text:p text:style-name="Horizontal_20_Line"/>
      <text:h text:style-name="Heading_20_2" text:outline-level="2">5. Notfall-Wiederherstellung (Disaster Recovery)</text:h>
      <text:p text:style-name="Text_20_body">Im Falle eines Hardware-Defekts der Primärplatte:</text:p>
      <text:list text:style-name="L2">
        <text:list-item>
          <text:p text:style-name="P4"><text:span text:style-name="T1">Stromzufuhr</text:span> des Raspberry Pi trennen.</text:p>
        </text:list-item>
        <text:list-item>
          <text:p text:style-name="P4">Die <text:span text:style-name="T1">defekte Platte (sda)</text:span> entfernen.</text:p>
        </text:list-item>
        <text:list-item>
          <text:p text:style-name="P4">Die <text:span text:style-name="T1">Backup-Platte (sdb)</text:span> an den primären USB-Port anschließen.</text:p>
        </text:list-item>
        <text:list-item>
          <text:p text:style-name="P4">Pi wieder einschalten. Das System bootet automatisch vom Klon, da <text:span text:style-name="Source_20_Text">rpi-clone -u</text:span> eine neue, gültige Boot-Konfiguration erstellt hat.</text:p>
        </text:list-item>
      </text:list>
      <text:p text:style-name="Horizontal_20_Line"/>
      <text:h text:style-name="Heading_20_2" text:outline-level="2">6. Wartungshilfe</text:h>
      <text:list text:style-name="L3">
        <text:list-item>
          <text:p text:style-name="P5"><text:span text:style-name="T1">Logs prüfen:</text:span> Nutze <text:span text:style-name="Source_20_Text">tail -f /var/log/pi-clone.log</text:span>, um dem Backup live zuzusehen.</text:p>
        </text:list-item>
        <text:list-item>
          <text:p text:style-name="P5"><text:span text:style-name="T1">Manuelle Prüfung:</text:span> Hänge die Backup-Platte gelegentlich manuell mit <text:span text:style-name="Source_20_Text">sudo mount /dev/sdb2 /mnt</text:span> ein, um Stichproben deiner Dateien zu machen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22:29:33.081558000</meta:creation-date>
    <dc:date>2026-03-02T22:30:23.705854000</dc:date>
    <meta:editing-duration>PT50S</meta:editing-duration>
    <meta:editing-cycles>1</meta:editing-cycles>
    <meta:document-statistic meta:table-count="0" meta:image-count="0" meta:object-count="0" meta:page-count="3" meta:paragraph-count="102" meta:word-count="498" meta:character-count="4129" meta:non-whitespace-character-count="3610"/>
    <meta:generator>LibreOffice/26.2.0.3$MacOSX_AARCH64 LibreOffice_project/afbbd0df0edb6d40b450b0337ac646b0913a760c</meta:generator>
  </office:meta>
</office:document-meta>
</file>